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6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7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62b53"/>
    </style:style>
    <style:style style:name="T4" style:family="text">
      <style:text-properties officeooo:rsid="00173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2"/>
      <text:p text:style-name="P3">All examples successfully recompiled</text:p>
      <text:p text:style-name="P3"/>
      <text:p text:style-name="P4">Example 1<text:tab/>OK</text:p>
      <text:p text:style-name="P4">Example 2<text:tab/>OK</text:p>
      <text:p text:style-name="P4">Example 3<text:tab/>OK</text:p>
      <text:p text:style-name="P5">Example <text:span text:style-name="T2">4</text:span><text:tab/>OK</text:p>
      <text:p text:style-name="P5">Example <text:span text:style-name="T2">5</text:span><text:tab/>OK</text:p>
      <text:p text:style-name="P5">Example <text:span text:style-name="T2">6</text:span><text:tab/>OK</text:p>
      <text:p text:style-name="P5">Example <text:span text:style-name="T2">7</text:span><text:tab/>OK</text:p>
      <text:p text:style-name="P5">Example <text:span text:style-name="T2">8</text:span><text:tab/>OK</text:p>
      <text:p text:style-name="P5">Example <text:span text:style-name="T2">9</text:span><text:tab/>OK</text:p>
      <text:p text:style-name="P5">Example <text:span text:style-name="T2">10</text:span><text:tab/>OK</text:p>
      <text:p text:style-name="P5">Example <text:span text:style-name="T2">11</text:span><text:tab/>OK</text:p>
      <text:p text:style-name="P5"/>
      <text:p text:style-name="P7">Also checked:<text:tab/><text:tab/>Commentary <text:span text:style-name="T4">input and </text:span>readout</text:p>
      <text:p text:style-name="P7"><text:tab/><text:tab/><text:tab/>User project reset</text:p>
      <text:p text:style-name="P7"><text:tab/><text:tab/><text:tab/>Intensity control</text:p>
      <text:p text:style-name="P7"><text:tab/><text:tab/><text:tab/>Recal_328_using_crystal.ino.standard</text:p>
      <text:p text:style-name="P7"><text:tab/><text:tab/><text:tab/>cal_one_wire_comms.ino.standard</text:p>
      <text:p text:style-name="P7"><text:tab/><text:tab/><text:tab/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6T20:43:38.345000000</dc:date>
    <meta:editing-duration>PT41M31S</meta:editing-duration>
    <meta:editing-cycles>5</meta:editing-cycles>
    <meta:document-statistic meta:table-count="0" meta:image-count="0" meta:object-count="0" meta:page-count="1" meta:paragraph-count="20" meta:word-count="55" meta:character-count="420" meta:non-whitespace-character-count="367"/>
  </office:meta>
</office:document-meta>
</file>